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b33d6" style:font-weight-asian="bold" style:font-weight-complex="bold"/>
    </style:style>
    <style:style style:name="P3" style:family="paragraph" style:parent-style-name="Preformatted_20_Text">
      <style:text-properties fo:font-size="8pt" officeooo:paragraph-rsid="000b33d6" style:font-size-asian="8pt" style:font-size-complex="8pt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officeooo:paragraph-rsid="000d32e1"/>
    </style:style>
    <style:style style:name="P6" style:family="paragraph" style:parent-style-name="Preformatted_20_Text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3d6" style:font-weight-asian="bold" style:font-weight-complex="bold"/>
    </style:style>
    <style:style style:name="T3" style:family="text">
      <style:text-properties fo:font-weight="bold" officeooo:rsid="000d32e1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fo:color="#2a6099" loext:opacity="100%" fo:font-weight="bold" officeooo:rsid="000d32e1" style:font-weight-asian="bold" style:font-weight-complex="bold"/>
    </style:style>
    <style:style style:name="T7" style:family="text">
      <style:text-properties fo:color="#2a6099" loext:opacity="100%" fo:font-weight="bold" officeooo:rsid="000b33d6" style:font-weight-asian="bold" style:font-weight-complex="bold"/>
    </style:style>
    <style:style style:name="T8" style:family="text">
      <style:text-properties officeooo:rsid="000b3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ehold Our God</text:p>
      <text:p text:style-name="P1"/>
      <text:p text:style-name="P1">[ CHORDS ] <text:s text:c="2"/><text:span text:style-name="T4">Em7 <text:s text:c="4"/>C9 <text:s text:c="5"/>Dsus <text:s text:c="3"/>D <text:s text:c="6"/>G </text:span><text:s text:c="7"/>[ CAPO 5 ]</text:p>
      <text:p text:style-name="P4"><text:s text:c="13"/>o==o== <text:s/>o==o== <text:s/>xoo=== <text:s/>xoo=== <text:s/>==oo==</text:p>
      <text:p text:style-name="P4"><text:s text:c="13"/>|||||| <text:s/>|||||| <text:s/>|||||| <text:s/>|||||| <text:s/>||||||</text:p>
      <text:p text:style-name="P4"><text:s text:c="13"/>|OO||| <text:s/>||O||| <text:s/>|||O|| <text:s/>|||O|O <text:s/>|O||||</text:p>
      <text:p text:style-name="P4"><text:s text:c="13"/>||||OO <text:s/>|O||OO <text:s/>||||OO <text:s/>||||O| <text:s/>O|||OO</text:p>
      <text:p text:style-name="P4"/>
      <text:p text:style-name="P1">[ INTRO ] <text:s text:c="3"/><text:span text:style-name="T4">| Em7 <text:s/>| C9 <text:s/>| Em7 <text:s/>| C9 <text:s/>|</text:span></text:p>
      <text:p text:style-name="P1"/>
      <text:p text:style-name="P1">[ VERSE 1 ] <text:s/><text:span text:style-name="T4">Em7 <text:s text:c="13"/>C9</text:span></text:p>
      <text:p text:style-name="Preformatted_20_Text"><text:s text:c="13"/>Who has held the o-ceans in His hands?</text:p>
      <text:p text:style-name="Preformatted_20_Text"><text:s text:c="13"/><text:span text:style-name="T5">Em7 <text:s text:c="13"/>C9</text:span></text:p>
      <text:p text:style-name="Preformatted_20_Text"><text:s text:c="13"/>Who has numbered ev-'ry grain of sand?</text:p>
      <text:p text:style-name="Preformatted_20_Text"><text:s text:c="13"/><text:span text:style-name="T5">G <text:s text:c="17"/>C9</text:span></text:p>
      <text:p text:style-name="Preformatted_20_Text"><text:s text:c="13"/>Kings and na-tions trem-ble at His voice,</text:p>
      <text:p text:style-name="Preformatted_20_Text"><text:s text:c="13"/><text:span text:style-name="T5">G <text:s text:c="13"/>C9 <text:s text:c="10"/>Dsus <text:s/>D</text:span></text:p>
      <text:p text:style-name="Preformatted_20_Text"><text:s text:c="13"/>All cre-a-tion ris-es to re-joice</text:p>
      <text:p text:style-name="Preformatted_20_Text"/>
      <text:p text:style-name="P1">[ CHORUS ] <text:s text:c="5"/><text:span text:style-name="T4">G <text:s text:c="3"/>D <text:s text:c="2"/>Em7 <text:s text:c="15"/>C9</text:span></text:p>
      <text:p text:style-name="Preformatted_20_Text"><text:s text:c="13"/>Be-hold our God seat-ed on His throne,</text:p>
      <text:p text:style-name="Preformatted_20_Text"><text:s text:c="28"/><text:span text:style-name="T5">G <text:s text:c="3"/>D</text:span></text:p>
      <text:p text:style-name="Preformatted_20_Text"><text:s text:c="13"/>Come, let us a-dore Him <text:s text:c="33"/></text:p>
      <text:p text:style-name="Preformatted_20_Text"><text:s text:c="16"/><text:span text:style-name="T5">G <text:s text:c="3"/>D <text:s text:c="2"/>Em7 <text:s text:c="19"/>C9</text:span></text:p>
      <text:p text:style-name="Preformatted_20_Text"><text:s text:c="13"/>Be-hold our King! Noth-ing can com-pare,</text:p>
      <text:p text:style-name="Preformatted_20_Text"><text:s text:c="28"/><text:span text:style-name="T5">G <text:s/>D <text:s/>Em7 <text:s text:c="2"/>C9 Em7 C9</text:span></text:p>
      <text:p text:style-name="Preformatted_20_Text"><text:s text:c="13"/>Come, let us a-do-re Him!</text:p>
      <text:p text:style-name="Preformatted_20_Text"/>
      <text:p text:style-name="P1">[ VERSE 2 ] <text:s/><text:span text:style-name="T4">Em7 <text:s text:c="11"/>C9</text:span></text:p>
      <text:p text:style-name="Preformatted_20_Text"><text:s text:c="13"/>Who has giv-en coun-sel to the Lord?</text:p>
      <text:p text:style-name="Preformatted_20_Text"><text:s text:c="13"/><text:span text:style-name="T5">Em7 <text:s text:c="14"/>C9</text:span></text:p>
      <text:p text:style-name="Preformatted_20_Text"><text:s text:c="13"/>Who can ques-tion an-y of His words?</text:p>
      <text:p text:style-name="Preformatted_20_Text"><text:s text:c="13"/><text:span text:style-name="T5">G <text:s text:c="16"/>C9</text:span></text:p>
      <text:p text:style-name="Preformatted_20_Text"><text:s text:c="13"/>Who can teach the One who knows all things?</text:p>
      <text:p text:style-name="Preformatted_20_Text"><text:s text:c="13"/><text:span text:style-name="T5">G <text:s text:c="14"/>C9 <text:s text:c="15"/>Dsus <text:s text:c="2"/>D</text:span></text:p>
      <text:p text:style-name="Preformatted_20_Text"><text:s text:c="13"/>Who can fath-om all His wond-rous deeds?</text:p>
      <text:p text:style-name="Preformatted_20_Text"/>
      <text:p text:style-name="P1">[ CHORUS ]</text:p>
      <text:p text:style-name="P1"/>
      <text:p text:style-name="P1">[ VERSE 3 ] <text:s/><text:span text:style-name="T4">Em7 <text:s text:c="11"/>C9</text:span></text:p>
      <text:p text:style-name="Preformatted_20_Text"><text:s text:c="13"/>Who has felt the nails up-on His hands,</text:p>
      <text:p text:style-name="Preformatted_20_Text"><text:s text:c="13"/><text:span text:style-name="T5">Em7 <text:s text:c="11"/>C9</text:span></text:p>
      <text:p text:style-name="Preformatted_20_Text"><text:s text:c="13"/>Bear-ing all the guilt of sin-ful man?</text:p>
      <text:p text:style-name="Preformatted_20_Text"><text:s text:c="13"/><text:span text:style-name="T5">G <text:s text:c="13"/>C9</text:span></text:p>
      <text:p text:style-name="Preformatted_20_Text"><text:s text:c="13"/>God e-ter-nal, hum-bled to the grave,</text:p>
      <text:p text:style-name="Preformatted_20_Text"><text:s text:c="13"/><text:span text:style-name="T5">G <text:s text:c="15"/>C9 <text:s text:c="11"/>Dsus <text:s text:c="2"/>D</text:span></text:p>
      <text:p text:style-name="Preformatted_20_Text"><text:s text:c="13"/>Je-sus, Sav-ior, ris-en now to reign!</text:p>
      <text:p text:style-name="Preformatted_20_Text"/>
      <text:p text:style-name="P2">[ BRIDGE ] <text:s text:c="2"/><text:span text:style-name="T4">G <text:s text:c="17"/>C9</text:span></text:p>
      <text:p text:style-name="P5"><text:s text:c="13"/>You will reign for-ev-er! <text:s text:c="21"/><text:span text:style-name="T2">(repeat x </text:span><text:span text:style-name="T3">2</text:span><text:span text:style-name="T2">)</text:span></text:p>
      <text:p text:style-name="Preformatted_20_Text"><text:s text:c="13"/><text:span text:style-name="T5">Em7 <text:s text:c="15"/>C9</text:span></text:p>
      <text:p text:style-name="Preformatted_20_Text"><text:s text:c="13"/>You will reign for-ev-er!</text:p>
      <text:p text:style-name="P5"><text:s text:c="24"/>(Let your glo-ry fill the earth) <text:s text:c="3"/><text:span text:style-name="T2">(repeat x </text:span><text:span text:style-name="T3">2</text:span><text:span text:style-name="T2">)</text:span></text:p>
      <text:p text:style-name="P5"><text:span text:style-name="T2"><text:s text:c="13"/></text:span><text:span text:style-name="T6">G <text:s/></text:span><text:span text:style-name="T7"><text:s text:c="16"/>C9</text:span></text:p>
      <text:p text:style-name="P5"><text:s text:c="13"/>You will reign for-ev-er!</text:p>
      <text:p text:style-name="P5"><text:s text:c="24"/>(Let your glo-ry fill the earth) <text:s text:c="3"/><text:span text:style-name="T2">(repeat x </text:span><text:span text:style-name="T3">2</text:span><text:span text:style-name="T2">)</text:span></text:p>
      <text:p text:style-name="P5"/>
      <text:p text:style-name="P1">[ CHORUS * 2 ]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text-properties fo:font-size="8pt" officeooo:paragraph-rsid="000b33d6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usic and words by Jonathan Baird, Meghan Baird, Ryan Baird, and Stephen Altrogge © 2011 Sovereign Grace Worship/ASCAP, Sovereign Grace Praise/BMI (adm. by Integrity Music). Sovereign Grace Music, a division of Sovereign Grace Churches. All rights reserved. www.SovereignGraceMusic.org CCLI #593751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1T23:44:58.812519123</dc:date>
    <meta:editing-duration>PT8M23S</meta:editing-duration>
    <meta:editing-cycles>2</meta:editing-cycles>
    <meta:generator>LibreOffice/7.6.7.2$Linux_X86_64 LibreOffice_project/60$Build-2</meta:generator>
    <meta:print-date>2025-01-21T23:41:40.330285754</meta:print-date>
    <meta:printed-by>PDF files</meta:printed-by>
    <meta:document-statistic meta:table-count="0" meta:image-count="0" meta:object-count="0" meta:page-count="1" meta:paragraph-count="50" meta:word-count="305" meta:character-count="2481" meta:non-whitespace-character-count="1241"/>
  </office:meta>
</office:document-meta>
</file>